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ee6ef" draw:textarea-horizontal-align="justify" draw:textarea-vertical-align="middle" draw:auto-grow-height="false" fo:min-height="8.005cm" fo:min-width="5.85cm"/>
    </style:style>
    <style:style style:name="gr2" style:family="graphic" style:parent-style-name="standard">
      <style:graphic-properties draw:textarea-horizontal-align="justify" draw:textarea-vertical-align="middle" draw:auto-grow-height="false" fo:min-height="2.352cm" fo:min-width="2.04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312cm" fo:min-width="2.0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312cm" fo:min-width="3.183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3cm" fo:min-width="3.70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9cm" fo:min-width="2.021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3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9.84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.334cm" fo:min-width="2.04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2.29cm" fo:min-width="2.0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9cm" fo:min-width="2.28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9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123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648cm" fo:min-width="0.3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63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0.93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4.159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2.312cm" fo:min-width="3.31cm"/>
      <style:paragraph-properties style:writing-mode="lr-tb"/>
    </style:style>
    <style:style style:name="gr23" style:family="graphic" style:parent-style-name="standard">
      <style:graphic-properties svg:stroke-color="#000000" draw:textarea-vertical-align="middle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objectwithoutfill">
      <style:graphic-properties svg:stroke-color="#000000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2.29cm" fo:min-width="3.32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31" style:family="graphic" style:parent-style-name="standard">
      <style:graphic-properties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48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009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2.24cm" fo:min-width="2.04cm"/>
      <style:paragraph-properties style:writing-mode="lr-tb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end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3" style:family="paragraph">
      <style:paragraph-properties fo:text-align="center"/>
      <style:text-properties fo:font-size="8pt" style:font-size-asian="8pt" style:font-size-complex="8pt"/>
    </style:style>
    <style:style style:name="P14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17" style:family="paragraph">
      <style:paragraph-properties fo:text-align="center" style:writing-mode="lr-tb"/>
      <style:text-properties fo:font-size="10pt" style:font-size-asian="10pt" style:font-size-complex="10pt"/>
    </style:style>
    <style:style style:name="P18" style:family="paragraph">
      <loext:graphic-properties draw:fill="none" draw:fill-color="#ffffff"/>
      <style:paragraph-properties style:writing-mode="lr-tb"/>
      <style:text-properties fo:color="#ff0000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ejaVu Sans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style:font-name="Liberation Sans3" style:font-name-asian="Liberation Sans3" style:font-name-complex="Liberation Sans3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8.255cm" svg:x="6.08cm" svg:y="9.2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4cm" svg:height="2.602cm" svg:x="3.536cm" svg:y="6.018cm">
          <text:p text:style-name="P2"><text:span text:style-name="T1">TIMER 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62cm" svg:x="9.89cm" svg:y="2.248cm">
          <text:p text:style-name="P3">ADC</text:p>
          <text:p text:style-name="P3">10-bi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62cm" svg:x="6.08cm" svg:y="2.27cm">
          <text:p text:style-name="P3">MUX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683cm" svg:height="2.562cm" svg:x="7.477cm" svg:y="13.722cm">
          <text:p text:style-name="P3">DDS</text:p>
          <text:p text:style-name="P3"><text:span text:style-name="T2">10-bit LUT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4.81cm" svg:y1="2.778cm" svg:x2="6.161cm" svg:y2="2.778cm">
          <text:p/>
        </draw:line>
        <draw:line draw:style-name="gr5" draw:text-style-name="P4" draw:layer="layout" svg:x1="4.81cm" svg:y1="4.302cm" svg:x2="6.161cm" svg:y2="4.302cm">
          <text:p/>
        </draw:line>
        <draw:line draw:style-name="gr6" draw:text-style-name="P4" draw:layer="layout" svg:x1="5.191cm" svg:y1="3.032cm" svg:x2="5.191cm" svg:y2="4.175cm">
          <text:p/>
        </draw:line>
        <draw:frame draw:style-name="gr7" draw:text-style-name="P5" draw:layer="layout" svg:width="4.202cm" svg:height="2.553cm" svg:x="1cm" svg:y="2.143cm">
          <draw:text-box>
            <text:p><text:span text:style-name="T2">6 analog </text:span><text:span text:style-name="T2">input </text:span><text:span text:style-name="T2">channels</text:span></text:p>
            <text:p><text:span text:style-name="T3">Vgrid</text:span></text:p>
            <text:p><text:span text:style-name="T3">Vinv</text:span></text:p>
            <text:p><text:span text:style-name="T3">Iinv</text:span></text:p>
            <text:p><text:span text:style-name="T3">Vbatt</text:span></text:p>
            <text:p><text:span text:style-name="T3">Ibatt</text:span></text:p>
            <text:p><text:span text:style-name="T3">Vpotmeter</text:span></text:p>
          </draw:text-box>
        </draw:frame>
        <draw:line draw:style-name="gr5" draw:text-style-name="P6" draw:layer="layout" svg:x1="2.27cm" svg:y1="7.35cm" svg:x2="3.54cm" svg:y2="7.35cm">
          <text:p/>
        </draw:line>
        <draw:frame draw:style-name="gr8" draw:text-style-name="P5" draw:layer="layout" svg:width="2.521cm" svg:height="0.789cm" svg:x="0.892cm" svg:y="6.588cm">
          <draw:text-box>
            <text:p><text:span text:style-name="T2">sys</text:span><text:span text:style-name="T2">tem </text:span><text:span text:style-name="T2">cloc</text:span><text:span text:style-name="T2">k</text:span></text:p>
          </draw:text-box>
        </draw:frame>
        <draw:line draw:style-name="gr9" draw:text-style-name="P8" draw:layer="layout" svg:x1="5.445cm" svg:y1="14.208cm" svg:x2="7.477cm" svg:y2="14.208cm">
          <text:p text:style-name="P7"><text:span text:style-name="T2">32-bit</text:span></text:p>
        </draw:line>
        <draw:line draw:style-name="gr9" draw:text-style-name="P9" draw:layer="layout" svg:x1="5.063cm" svg:y1="15.938cm" svg:x2="7.477cm" svg:y2="15.986cm">
          <text:p text:style-name="P7"><text:span text:style-name="T2">32</text:span><text:span text:style-name="T2">-</text:span><text:span text:style-name="T2">bit</text:span></text:p>
        </draw:line>
        <draw:line draw:style-name="gr9" draw:text-style-name="P8" draw:layer="layout" svg:x1="5.445cm" svg:y1="11.795cm" svg:x2="7.35cm" svg:y2="11.795cm">
          <text:p text:style-name="P7"><text:span text:style-name="T2">32</text:span><text:span text:style-name="T2">-</text:span><text:span text:style-name="T2">bit</text:span></text:p>
        </draw:line>
        <draw:frame draw:style-name="gr10" draw:text-style-name="P5" draw:layer="layout" svg:width="3.135cm" svg:height="0.645cm" svg:x="1.675cm" svg:y="12.166cm">
          <draw:text-box>
            <text:p><text:span text:style-name="T2">freq. </text:span><text:span text:style-name="T2">tunin</text:span><text:span text:style-name="T2">g-</text:span><text:span text:style-name="T2">word</text:span></text:p>
          </draw:text-box>
        </draw:frame>
        <draw:frame draw:style-name="gr11" draw:text-style-name="P10" draw:layer="layout" svg:width="2.53cm" svg:height="0.725cm" svg:x="2.778cm" svg:y="15.605cm">
          <draw:text-box>
            <text:p><text:span text:style-name="T2">p</text:span><text:span text:style-name="T2">h</text:span><text:span text:style-name="T2">a</text:span><text:span text:style-name="T2">s</text:span><text:span text:style-name="T2">e</text:span><text:span text:style-name="T2"> </text:span><text:span text:style-name="T2">o</text:span><text:span text:style-name="T2">f</text:span><text:span text:style-name="T2">f</text:span><text:span text:style-name="T2">s</text:span><text:span text:style-name="T2">e</text:span><text:span text:style-name="T2">t</text:span><text:span text:style-name="T1"> </text:span></text:p>
          </draw:text-box>
        </draw:frame>
        <draw:frame draw:style-name="gr12" draw:text-style-name="P12" draw:layer="layout" svg:width="10.34cm" svg:height="0.569cm" svg:x="12.377cm" svg:y="3.032cm">
          <draw:text-box>
            <text:p text:style-name="P11"><text:span text:style-name="T4">6-channels, </text:span><text:span text:style-name="T3">6ksps=1ksps </text:span><text:span text:style-name="T3">per channel = </text:span><text:span text:style-name="T3">20 samples </text:span><text:span text:style-name="T3">each grid </text:span><text:span text:style-name="T3">cycle @50Hz</text:span></text:p>
          </draw:text-box>
        </draw:frame>
        <draw:line draw:style-name="gr5" draw:text-style-name="P4" draw:layer="layout" svg:x1="8.595cm" svg:y1="3.54cm" svg:x2="9.89cm" svg:y2="3.551cm">
          <text:p/>
        </draw:line>
        <draw:custom-shape draw:style-name="gr13" draw:text-style-name="P3" draw:layer="layout" svg:width="2.54cm" svg:height="2.584cm" svg:x="17.522cm" svg:y="13.043cm">
          <text:p text:style-name="P3">PWM</text:p>
          <text:p text:style-name="P3"><text:span text:style-name="T2">(@ fclk)</text:span>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20.062cm" svg:y1="13.714cm" svg:x2="22.209cm" svg:y2="13.7cm">
          <text:p text:style-name="P7"><text:span text:style-name="T2">PWM A</text:span></text:p>
        </draw:line>
        <draw:line draw:style-name="gr9" draw:text-style-name="P9" draw:layer="layout" svg:x1="20.062cm" svg:y1="14.966cm" svg:x2="22.209cm" svg:y2="14.97cm">
          <text:p text:style-name="P7"><text:span text:style-name="T2">PWM B</text:span></text:p>
        </draw:line>
        <draw:line draw:style-name="gr5" draw:text-style-name="P9" draw:layer="layout" svg:x1="14.97cm" svg:y1="9.89cm" svg:x2="16.24cm" svg:y2="9.89cm">
          <text:p/>
        </draw:line>
        <draw:custom-shape draw:style-name="gr14" draw:text-style-name="P2" draw:layer="layout" svg:width="2.54cm" svg:height="2.54cm" svg:x="16.24cm" svg:y="4.81cm">
          <text:p text:style-name="P2"><text:span text:style-name="T1">IQ-sampling</text:span></text:p>
          <text:p text:style-name="P2"><text:span text:style-name="T1">(200Hz)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4" draw:id="id4" draw:layer="layout" svg:width="2.54cm" svg:height="2.54cm" svg:x="20.05cm" svg:y="4.81cm">
          <text:p text:style-name="P2"><text:span text:style-name="T1">CORDIC</text:span></text:p>
          <text:p text:style-name="P2"><text:span text:style-name="T1">phase</text:span>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18.78cm" svg:y1="5.445cm" svg:x2="20.05cm" svg:y2="5.445cm">
          <text:p text:style-name="P7"><text:span text:style-name="T2">I</text:span></text:p>
        </draw:line>
        <draw:frame draw:style-name="gr15" draw:text-style-name="P5" draw:layer="layout" svg:width="2.782cm" svg:height="0.719cm" svg:x="20.697cm" svg:y="13.997cm">
          <draw:text-box>
            <text:p><text:span text:style-name="T2">To H-bridge</text:span></text:p>
          </draw:text-box>
        </draw:frame>
        <draw:line draw:style-name="gr9" draw:text-style-name="P14" draw:layer="layout" svg:x1="11.16cm" svg:y1="14.335cm" svg:x2="14.97cm" svg:y2="14.335cm">
          <text:p text:style-name="P13"><text:span text:style-name="T3">Sine </text:span><text:span text:style-name="T3">outpu</text:span><text:span text:style-name="T3">t, 10-</text:span><text:span text:style-name="T3">bit</text:span></text:p>
        </draw:line>
        <draw:line draw:style-name="gr5" draw:text-style-name="P4" xml:id="id7" draw:id="id7" draw:layer="layout" svg:x1="27.416cm" svg:y1="12.43cm" svg:x2="27.416cm" svg:y2="13.7cm">
          <text:p/>
        </draw:line>
        <draw:custom-shape draw:style-name="gr14" draw:text-style-name="P3" xml:id="id8" draw:id="id8" draw:layer="layout" svg:width="2.54cm" svg:height="2.54cm" svg:x="26.146cm" svg:y="13.7cm">
          <text:p text:style-name="P3">PLL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26.189cm" svg:y1="18.794cm" svg:x2="24.836cm" svg:y2="18.794cm">
          <text:p/>
        </draw:line>
        <draw:frame draw:style-name="gr16" draw:text-style-name="P5" draw:layer="layout" svg:width="6.074cm" svg:height="0.819cm" svg:x="6.356cm" svg:y="17.834cm">
          <draw:text-box>
            <text:p><text:span text:style-name="T2">freq tuning word = </text:span><text:span text:style-name="T2">2^32 * f</text:span><text:span text:style-name="T5">DDS</text:span><text:span text:style-name="T2">/f</text:span><text:span text:style-name="T3">clk</text:span></text:p>
          </draw:text-box>
        </draw:frame>
        <draw:line draw:style-name="gr9" draw:text-style-name="P9" draw:layer="layout" svg:x1="9.25cm" svg:y1="12.452cm" svg:x2="9.273cm" svg:y2="13.751cm">
          <text:p text:style-name="P7"><text:span text:style-name="T2">clk</text:span></text:p>
        </draw:line>
        <draw:frame draw:style-name="gr17" draw:text-style-name="P15" draw:layer="layout" svg:width="2.623cm" svg:height="1.039cm" svg:x="6.461cm" svg:y="7.581cm">
          <draw:text-box>
            <text:p text:style-name="P7"><text:span text:style-name="T2">fclk=6.00 kHz</text:span></text:p>
            <text:p text:style-name="P7"><text:span text:style-name="T2">(166.67us)</text:span></text:p>
          </draw:text-box>
        </draw:frame>
        <draw:line draw:style-name="gr5" draw:text-style-name="P4" draw:layer="layout" svg:x1="7.35cm" svg:y1="6.08cm" svg:x2="7.35cm" svg:y2="4.81cm">
          <text:p/>
        </draw:line>
        <draw:line draw:style-name="gr5" draw:text-style-name="P4" draw:layer="layout" svg:x1="11.16cm" svg:y1="6.08cm" svg:x2="11.16cm" svg:y2="4.78cm">
          <text:p/>
        </draw:line>
        <draw:line draw:style-name="gr5" draw:text-style-name="P4" draw:layer="layout" svg:x1="9.255cm" svg:y1="6.08cm" svg:x2="9.255cm" svg:y2="9.943cm">
          <text:p/>
        </draw:line>
        <draw:custom-shape draw:style-name="gr18" draw:text-style-name="P3" draw:layer="layout" svg:width="1.258cm" svg:height="1.27cm" svg:x="14.97cm" svg:y="13.7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6.24cm" svg:y1="14.335cm" svg:x2="17.51cm" svg:y2="14.335cm">
          <text:p/>
        </draw:line>
        <draw:line draw:style-name="gr5" draw:text-style-name="P4" draw:layer="layout" svg:x1="15.605cm" svg:y1="12.43cm" svg:x2="15.605cm" svg:y2="13.7cm">
          <text:p/>
        </draw:line>
        <draw:frame draw:style-name="gr19" draw:text-style-name="P5" draw:layer="layout" svg:width="2.136cm" svg:height="0.649cm" svg:x="14.589cm" svg:y="11.922cm">
          <draw:text-box>
            <text:p><text:span text:style-name="T2">amplitude</text:span></text:p>
          </draw:text-box>
        </draw:frame>
        <draw:frame draw:style-name="gr20" draw:text-style-name="P16" draw:layer="layout" svg:width="11.436cm" svg:height="0.806cm" svg:x="7.35cm" svg:y="1cm">
          <draw:text-box>
            <text:p><text:span text:style-name="T7">Open </text:span><text:span text:style-name="T7">micro-</text:span><text:span text:style-name="T7">inverter </text:span><text:span text:style-name="T7">clocking </text:span><text:span text:style-name="T7">scheme-2 </text:span><text:span text:style-name="T7">(50Hz)</text:span></text:p>
          </draw:text-box>
        </draw:frame>
        <draw:frame draw:style-name="gr21" draw:text-style-name="P5" draw:layer="layout" svg:width="4.659cm" svg:height="0.649cm" svg:x="20.344cm" svg:y="18.526cm">
          <draw:text-box>
            <text:p><text:span text:style-name="T2">phase increment feedback</text:span></text:p>
          </draw:text-box>
        </draw:frame>
        <draw:line draw:style-name="gr5" draw:text-style-name="P4" draw:layer="layout" svg:x1="14.97cm" svg:y1="6.08cm" svg:x2="16.24cm" svg:y2="6.08cm">
          <text:p/>
        </draw:line>
        <draw:line draw:style-name="gr9" draw:text-style-name="P9" draw:layer="layout" svg:x1="18.78cm" svg:y1="6.715cm" svg:x2="20.05cm" svg:y2="6.715cm">
          <text:p text:style-name="P7"><text:span text:style-name="T2">Q</text:span></text:p>
        </draw:line>
        <draw:custom-shape draw:style-name="gr14" draw:text-style-name="P2" draw:layer="layout" svg:width="2.54cm" svg:height="2.54cm" svg:x="16.24cm" svg:y="8.62cm">
          <text:p text:style-name="P2"><text:span text:style-name="T1">IQ-sampling</text:span></text:p>
          <text:p text:style-name="P2"><text:span text:style-name="T1">(200Hz)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2" draw:id="id2" draw:layer="layout" svg:width="2.54cm" svg:height="2.54cm" svg:x="20.05cm" svg:y="8.62cm">
          <text:p text:style-name="P2"><text:span text:style-name="T1">CORDIC</text:span></text:p>
          <text:p text:style-name="P2"><text:span text:style-name="T1">phase</text:span>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18.78cm" svg:y1="9.255cm" svg:x2="20.05cm" svg:y2="9.255cm">
          <text:p text:style-name="P7"><text:span text:style-name="T2">I</text:span></text:p>
        </draw:line>
        <draw:line draw:style-name="gr9" draw:text-style-name="P9" draw:layer="layout" svg:x1="18.78cm" svg:y1="10.525cm" svg:x2="20.05cm" svg:y2="10.525cm">
          <text:p text:style-name="P7"><text:span text:style-name="T2">Q</text:span></text:p>
        </draw:line>
        <draw:custom-shape draw:style-name="gr14" draw:text-style-name="P2" xml:id="id6" draw:id="id6" draw:layer="layout" svg:width="2.54cm" svg:height="2.54cm" svg:x="24.495cm" svg:y="6.715cm">
          <text:p text:style-name="P2"><text:span text:style-name="T1">Phase</text:span></text:p>
          <text:p text:style-name="P2"><text:span text:style-name="T1">difference</text:span></text:p>
          <draw:enhanced-geometry svg:viewBox="0 0 21600 21600" draw:type="rectangle" draw:enhanced-path="M 0 0 L 21600 0 21600 21600 0 21600 0 0 Z N"/>
        </draw:custom-shape>
        <draw:line draw:style-name="gr5" draw:text-style-name="P4" xml:id="id3" draw:id="id3" draw:layer="layout" svg:x1="23.352cm" svg:y1="8.62cm" svg:x2="24.495cm" svg:y2="8.62cm">
          <text:p/>
        </draw:line>
        <draw:line draw:style-name="gr5" draw:text-style-name="P4" xml:id="id5" draw:id="id5" draw:layer="layout" svg:x1="23.352cm" svg:y1="7.35cm" svg:x2="24.495cm" svg:y2="7.35cm">
          <text:p/>
        </draw:line>
        <draw:custom-shape draw:style-name="gr22" draw:text-style-name="P3" xml:id="id1" draw:id="id1" draw:layer="layout" svg:width="3.81cm" svg:height="2.562cm" svg:x="7.35cm" svg:y="9.89cm">
          <text:p text:style-name="P3">DDS</text:p>
          <text:p text:style-name="P3"><text:span text:style-name="T2">10-bit LUT</text:span></text:p>
          <draw:enhanced-geometry svg:viewBox="0 0 21600 21600" draw:type="rectangle" draw:enhanced-path="M 0 0 L 21600 0 21600 21600 0 21600 0 0 Z N"/>
        </draw:custom-shape>
        <draw:connector draw:style-name="gr23" draw:text-style-name="P7" draw:layer="layout" svg:x1="11.16cm" svg:y1="11.171cm" svg:x2="14.34cm" svg:y2="10.477cm" draw:start-shape="id1" draw:start-glue-point="1" svg:d="M11160 11171h1841v-694h1339" svg:viewBox="0 0 3181 695">
          <text:p/>
        </draw:connector>
        <draw:line draw:style-name="gr24" draw:text-style-name="P4" draw:layer="layout" svg:x1="14.97cm" svg:y1="9.89cm" svg:x2="13.954cm" svg:y2="10.652cm">
          <text:p/>
        </draw:line>
        <draw:line draw:style-name="gr24" draw:text-style-name="P4" draw:layer="layout" svg:x1="14.335cm" svg:y1="9.255cm" svg:x2="13.7cm" svg:y2="9.255cm">
          <text:p/>
        </draw:line>
        <draw:line draw:style-name="gr25" draw:text-style-name="P4" draw:layer="layout" svg:x1="13.7cm" svg:y1="9.255cm" svg:x2="13.7cm" svg:y2="3.54cm">
          <text:p/>
        </draw:line>
        <draw:frame draw:style-name="gr26" draw:text-style-name="P5" draw:layer="layout" svg:width="1.27cm" svg:height="0.762cm" svg:x="12.557cm" svg:y="8.493cm">
          <draw:text-box>
            <text:p><text:span text:style-name="T2">Vout</text:span></text:p>
          </draw:text-box>
        </draw:frame>
        <draw:line draw:style-name="gr5" draw:text-style-name="P4" draw:layer="layout" svg:x1="12.43cm" svg:y1="3.54cm" svg:x2="23.987cm" svg:y2="3.54cm">
          <text:p/>
        </draw:line>
        <draw:custom-shape draw:style-name="gr27" draw:text-style-name="P17" draw:layer="layout" svg:width="3.824cm" svg:height="2.54cm" svg:x="23.846cm" svg:y="2.27cm">
          <text:p text:style-name="P17"><text:span text:style-name="T2">RMS, power and </text:span></text:p>
          <text:p text:style-name="P17"><text:span text:style-name="T2">and moving average</text:span></text:p>
          <text:p text:style-name="P17"><text:span text:style-name="T2">calcul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2" draw:layer="layout" svg:width="2.369cm" svg:height="1.205cm" svg:x="11.177cm" svg:y="11.087cm">
          <draw:text-box>
            <text:p><text:span text:style-name="T3">Reference <text:s/>feedback </text:span><text:span text:style-name="T3">output</text:span></text:p>
          </draw:text-box>
        </draw:frame>
        <draw:frame draw:style-name="gr29" draw:text-style-name="P5" draw:layer="layout" svg:width="1.524cm" svg:height="0.645cm" svg:x="14.716cm" svg:y="6.07cm">
          <draw:text-box>
            <text:p><text:span text:style-name="T2">Vgrid</text:span></text:p>
          </draw:text-box>
        </draw:frame>
        <draw:line draw:style-name="gr25" draw:text-style-name="P4" draw:layer="layout" svg:x1="7.35cm" svg:y1="6.08cm" svg:x2="11.16cm" svg:y2="6.08cm">
          <text:p/>
        </draw:line>
        <draw:line draw:style-name="gr25" draw:text-style-name="P4" draw:layer="layout" svg:x1="6.08cm" svg:y1="7.35cm" svg:x2="9.255cm" svg:y2="7.35cm">
          <text:p/>
        </draw:line>
        <draw:line draw:style-name="gr25" draw:text-style-name="P4" draw:layer="layout" svg:x1="5.445cm" svg:y1="11.795cm" svg:x2="5.445cm" svg:y2="14.208cm">
          <text:p/>
        </draw:line>
        <draw:line draw:style-name="gr25" draw:text-style-name="P4" draw:layer="layout" svg:x1="5.445cm" svg:y1="12.684cm" svg:x2="4.175cm" svg:y2="12.684cm">
          <text:p/>
        </draw:line>
        <draw:frame draw:style-name="gr30" draw:text-style-name="P18" draw:layer="layout" svg:width="0.925cm" svg:height="0.962cm" svg:x="13.918cm" svg:y="10.706cm">
          <draw:text-box>
            <text:p><text:span text:style-name="T8">A</text:span></text:p>
          </draw:text-box>
        </draw:frame>
        <draw:frame draw:style-name="gr30" draw:text-style-name="P18" draw:layer="layout" svg:width="0.925cm" svg:height="0.962cm" svg:x="13.918cm" svg:y="8.293cm">
          <draw:text-box>
            <text:p><text:span text:style-name="T8">B</text:span></text:p>
          </draw:text-box>
        </draw:frame>
        <draw:connector draw:style-name="gr31" draw:text-style-name="P7" draw:layer="layout" svg:x1="22.59cm" svg:y1="9.89cm" svg:x2="23.352cm" svg:y2="8.62cm" draw:start-shape="id2" draw:start-glue-point="1" draw:end-shape="id3" draw:end-glue-point="3" svg:d="M22590 9890h762v-1270" svg:viewBox="0 0 763 1271">
          <text:p/>
        </draw:connector>
        <draw:connector draw:style-name="gr31" draw:text-style-name="P7" draw:layer="layout" svg:x1="22.59cm" svg:y1="6.08cm" svg:x2="23.352cm" svg:y2="7.35cm" draw:start-shape="id4" draw:start-glue-point="1" draw:end-shape="id5" draw:end-glue-point="3" svg:d="M22590 6080h762v1270" svg:viewBox="0 0 763 1271">
          <text:p/>
        </draw:connector>
        <draw:connector draw:style-name="gr31" draw:text-style-name="P7" draw:layer="layout" svg:x1="27.035cm" svg:y1="7.985cm" svg:x2="27.416cm" svg:y2="12.43cm" draw:start-shape="id6" draw:start-glue-point="1" draw:end-shape="id7" draw:end-glue-point="0" svg:d="M27035 7985h1031v4445h-650" svg:viewBox="0 0 1032 4446">
          <text:p/>
        </draw:connector>
        <draw:connector draw:style-name="gr31" draw:text-style-name="P7" draw:layer="layout" svg:x1="27.416cm" svg:y1="16.24cm" svg:x2="27.407cm" svg:y2="17.475cm" draw:start-shape="id8" draw:start-glue-point="2" svg:d="M27416 16240v868h-9v367" svg:viewBox="0 0 10 1236">
          <text:p/>
        </draw:connector>
        <draw:line draw:style-name="gr9" draw:text-style-name="P14" draw:layer="layout" svg:x1="11.16cm" svg:y1="15.605cm" svg:x2="14.97cm" svg:y2="15.605cm">
          <text:p text:style-name="P13"><text:span text:style-name="T3">Cosine output, 10-bit</text:span></text:p>
        </draw:line>
        <draw:frame draw:style-name="gr32" draw:text-style-name="P5" draw:layer="layout" svg:width="4.985cm" svg:height="1.039cm" svg:x="6.842cm" svg:y="16.494cm">
          <draw:text-box>
            <text:p><text:span text:style-name="T2">Orthogonal Signal Generator</text:span></text:p>
            <text:p><text:span text:style-name="T2">(master/slave type)</text:span></text:p>
          </draw:text-box>
        </draw:frame>
        <draw:line draw:style-name="gr5" draw:text-style-name="P4" draw:layer="layout" svg:x1="18.78cm" svg:y1="16.875cm" svg:x2="18.78cm" svg:y2="15.605cm">
          <text:p/>
        </draw:line>
        <draw:frame draw:style-name="gr33" draw:text-style-name="P5" draw:layer="layout" svg:width="2.509cm" svg:height="1.039cm" svg:x="17.51cm" svg:y="16.861cm">
          <draw:text-box>
            <text:p><text:span text:style-name="T2">Gati</text:span><text:span text:style-name="T2">ng </text:span><text:span text:style-name="T2">mod</text:span><text:span text:style-name="T2">e</text:span></text:p>
            <text:p><text:span text:style-name="T3">bi/uni/</text:span><text:span text:style-name="T3">hybri</text:span><text:span text:style-name="T3">d</text:span></text:p>
          </draw:text-box>
        </draw:frame>
        <draw:line draw:style-name="gr25" draw:text-style-name="P4" draw:layer="layout" svg:x1="14.97cm" svg:y1="6.08cm" svg:x2="14.97cm" svg:y2="3.54cm">
          <text:p/>
        </draw:line>
        <draw:custom-shape draw:style-name="gr34" draw:text-style-name="P3" draw:layer="layout" svg:width="2.54cm" svg:height="2.49cm" svg:x="26.146cm" svg:y="17.51cm">
          <text:p text:style-name="P3">?</text:p>
          <text:p text:style-name="P3"><text:span text:style-name="T1">(control)</text:span>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4.81cm" svg:y1="10.525cm" svg:x2="7.35cm" svg:y2="10.525cm">
          <text:p text:style-name="P7"><text:span text:style-name="T2">32-bit</text:span></text:p>
        </draw:line>
        <draw:frame draw:style-name="gr11" draw:text-style-name="P10" draw:layer="layout" svg:width="3.216cm" svg:height="0.725cm" svg:x="1.721cm" svg:y="13.192cm">
          <draw:text-box>
            <text:p><text:span text:style-name="T2">phase increment</text:span><text:span text:style-name="T1"> </text:span></text:p>
          </draw:text-box>
        </draw:frame>
        <draw:line draw:style-name="gr9" draw:text-style-name="P9" draw:layer="layout" svg:x1="4.81cm" svg:y1="15.097cm" svg:x2="7.477cm" svg:y2="15.097cm">
          <text:p text:style-name="P7"><text:span text:style-name="T2">32-bit</text:span></text:p>
        </draw:line>
        <draw:line draw:style-name="gr25" draw:text-style-name="P4" draw:layer="layout" svg:x1="4.81cm" svg:y1="10.525cm" svg:x2="4.81cm" svg:y2="15.097cm">
          <text:p/>
        </draw:line>
        <draw:line draw:style-name="gr25" draw:text-style-name="P4" draw:layer="layout" svg:x1="4.81cm" svg:y1="13.827cm" svg:x2="3.54cm" svg:y2="13.82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P229763 </meta:initial-creator>
    <meta:creation-date>2016-08-25T14:23:32.469970400</meta:creation-date>
    <dc:date>2020-12-01T18:22:59.160836790</dc:date>
    <meta:editing-duration>P1DT2H48M44S</meta:editing-duration>
    <meta:editing-cycles>47</meta:editing-cycles>
    <meta:generator>LibreOffice/6.4.2.2$Linux_X86_64 LibreOffice_project/4e471d8c02c9c90f512f7f9ead8875b57fcb1ec3</meta:generator>
    <meta:document-statistic meta:object-count="82"/>
  </office:meta>
</office:document-meta>
</file>